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2.505cm"/>
    </style:style>
    <style:style style:name="co9" style:family="table-column">
      <style:table-column-properties fo:break-before="auto" style:column-width="3.436cm"/>
    </style:style>
    <style:style style:name="co10" style:family="table-column">
      <style:table-column-properties fo:break-before="auto" style:column-width="9.691cm"/>
    </style:style>
    <style:style style:name="co11" style:family="table-column">
      <style:table-column-properties fo:break-before="auto" style:column-width="26.778cm"/>
    </style:style>
    <style:style style:name="co12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style:style style:name="ce9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number-columns-repeated="4" table:default-cell-style-name="ce8"/>
        <table:table-column table:style-name="co9" table:default-cell-style-name="ce8"/>
        <table:table-column table:style-name="co10" table:default-cell-style-name="ce8"/>
        <table:table-column table:style-name="co11" table:default-cell-style-name="ce8"/>
        <table:table-column table:style-name="co12" table:number-columns-repeated="51" table:default-cell-style-name="ce8"/>
        <table:table-row table:style-name="ro1">
          <table:table-cell table:style-name="ce9" office:value-type="string" calcext:value-type="string">
            <text:p>MC</text:p>
          </table:table-cell>
          <table:table-cell table:style-name="ce31" office:value-type="string" calcext:value-type="string">
            <text:p>Pagina</text:p>
          </table:table-cell>
          <table:table-cell table:style-name="ce31" office:value-type="string" calcext:value-type="string">
            <text:p>Data</text:p>
          </table:table-cell>
          <table:table-cell table:style-name="ce31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1" office:value-type="string" calcext:value-type="string">
            <text:p>Autore</text:p>
          </table:table-cell>
          <table:table-cell table:style-name="ce31" office:value-type="string" calcext:value-type="string">
            <text:p>Computer</text:p>
          </table:table-cell>
          <table:table-cell table:style-name="ce31" office:value-type="string" calcext:value-type="string">
            <text:p>Link</text:p>
          </table:table-cell>
          <table:table-cell table:style-name="ce31" office:value-type="string" calcext:value-type="string">
            <text:p>Disponibile</text:p>
          </table:table-cell>
          <table:table-cell table:style-name="ce31" office:value-type="string" calcext:value-type="string">
            <text:p>Checksum</text:p>
          </table:table-cell>
          <table:table-cell table:style-name="ce31" office:value-type="string" calcext:value-type="string">
            <text:p>MC best</text:p>
          </table:table-cell>
          <table:table-cell table:style-name="ce31" office:value-type="string" calcext:value-type="string">
            <text:p>Gioco</text:p>
          </table:table-cell>
          <table:table-cell table:style-name="ce31" office:value-type="string" calcext:value-type="string">
            <text:p>Sorgente</text:p>
          </table:table-cell>
          <table:table-cell table:style-name="ce31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ge su MC12 pag. 14 e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Programmi a pag 50-51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Shell-Metzer sort in linguaggio macchina per CBM 8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8" calcext:value-type="float">
            <text:p>68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---</text:p>
          </table:table-cell>
          <table:table-cell office:value-type="string" calcext:value-type="string">
            <text:p>CROSS reference in linguaggio macchina per CBM 3032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. Revisione fatta usando la versione di Claudio Larini per C64.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office:value-type="string" calcext:value-type="string">
            <text:p>Errata corri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MC Best</text:p>
          </table:table-cell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15" office:value-type="string" calcext:value-type="string">
            <text:p>Plagio del programma pubblicato su Papersoft Anno I - Numero 5, 13 Luglio 1984.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ge MC50 pag. 148</text:p>
          </table:table-cell>
          <table:table-cell table:number-columns-repeated="51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:<text:a xlink:href="http://sleepingelephant.com/ipw-web/bulletin/bb/viewtopic.php?f=13&amp;t=7923&amp;p=86087#p86087" xlink:type="simple">http://sleepingelephant.com/ipw-web/bulletin/bb/viewtopic.php?f=13&amp;t=7923&amp;p=86087#p86087</text:a></text:p>
            <text:p>Programma funzionante (con qualche errore di digitazione) fornito da Astrocity: <text:a xlink:href="http://sleepingelephant.com/ipw-web/bulletin/bb/search.php?st=0&amp;sk=t&amp;sd=d&amp;sr=posts&amp;author_id=14086&amp;start=15" xlink:type="simple">http://sleepingelephant.com/ipw-web/bulletin/bb/search.php?st=0&amp;sk=t&amp;sd=d&amp;sr=posts&amp;author_id=14086&amp;start=15</text:a>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5"/>
        </table:table-row>
        <table:table-row table:style-name="ro7">
          <table:table-cell table:number-columns-repeated="65"/>
        </table:table-row>
        <table:table-row table:style-name="ro1" table:number-rows-repeated="983035">
          <table:table-cell table:number-columns-repeated="65"/>
        </table:table-row>
        <table:table-row table:style-name="ro1">
          <table:table-cell table:number-columns-repeated="65"/>
        </table:table-row>
        <table:named-expressions>
          <table:named-range table:name="Excel_BuiltIn__FilterDatabase" table:base-cell-address="$Foglio1.$A$1" table:cell-range-address="$Foglio1.$A$1:.$M$284"/>
        </table:named-expressions>
      </table:table>
      <table:named-expressions/>
      <table:database-ranges>
        <table:database-range table:name="__Anonymous_Sheet_DB__0" table:target-range-address="Foglio1.A1:Foglio1.N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/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01">00/00/0000</text:date>, <text:time style:data-style-name="N2" text:time-value="13:09:49.477333092">00:00:00</text:time></text:p>
        </style:region-right>
      </style:header>
      <style:header-left style:display="false"/>
      <style:header-first style:display="false"/>
      <style:footer style:display="false">
        <text:p>Pagina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01-01T14:08:01.584858825</dc:date>
    <meta:editing-cycles>206</meta:editing-cycles>
    <meta:editing-duration>P5DT6H1M4S</meta:editing-duration>
    <meta:generator>LibreOffice/7.2.4.1$Linux_X86_64 LibreOffice_project/20$Build-1</meta:generator>
    <meta:document-statistic meta:table-count="1" meta:cell-count="4000" meta:object-count="0"/>
  </office:meta>
</office:document-meta>
</file>